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i mathvariant="italic">TxB</mi>
        <mo stretchy="false">=</mo>
        <mfrac>
          <mrow>
            <mi mathvariant="italic">Temps</mi>
            <mi/>
            <mi mathvariant="italic">Brut</mi>
          </mrow>
          <mrow>
            <mi mathvariant="italic">Temps</mi>
            <mi/>
            <mi mathvariant="italic">Ouverture</mi>
          </mrow>
        </mfrac>
      </mrow>
      <mo stretchy="false">=</mo>
      <mfrac>
        <mi mathvariant="italic">T.B</mi>
        <mi mathvariant="italic">T.O</mi>
      </mfrac>
    </mrow>
    <annotation encoding="StarMath 5.0">TxB= {Temps~Brut} over {Temps~Ouverture} ={T.B} over {T.O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